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 fo:text-indent="0.4923in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family="paragraph">
      <style:paragraph-properties fo:line-height="150%" fo:text-indent="0.4923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 fo:text-indent="0.4923in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line-height="150%" fo:text-indent="0.4923in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text-indent="0.4923in"/>
    </style:style>
    <style:style style:name="T1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2" style:parent-style-name="Textbody" style:family="paragraph">
      <style:paragraph-properties fo:line-height="150%" fo:text-indent="0.4923in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1" style:family="table-column">
      <style:table-column-properties style:column-width="0.5479in"/>
    </style:style>
    <style:style style:name="TableColumn202" style:family="table-column">
      <style:table-column-properties style:column-width="0.7048in"/>
    </style:style>
    <style:style style:name="TableColumn203" style:family="table-column">
      <style:table-column-properties style:column-width="0.3631in"/>
    </style:style>
    <style:style style:name="TableColumn204" style:family="table-column">
      <style:table-column-properties style:column-width="0.5847in"/>
    </style:style>
    <style:style style:name="TableColumn205" style:family="table-column">
      <style:table-column-properties style:column-width="0.518in"/>
    </style:style>
    <style:style style:name="TableColumn206" style:family="table-column">
      <style:table-column-properties style:column-width="1.4513in"/>
    </style:style>
    <style:style style:name="TableColumn207" style:family="table-column">
      <style:table-column-properties style:column-width="0.643in"/>
    </style:style>
    <style:style style:name="TableColumn208" style:family="table-column">
      <style:table-column-properties style:column-width="0.5666in"/>
    </style:style>
    <style:style style:name="TableColumn209" style:family="table-column">
      <style:table-column-properties style:column-width="0.5666in"/>
    </style:style>
    <style:style style:name="TableColumn210" style:family="table-column">
      <style:table-column-properties style:column-width="0.5666in"/>
    </style:style>
    <style:style style:name="TableColumn211" style:family="table-column">
      <style:table-column-properties style:column-width="0.5666in"/>
    </style:style>
    <style:style style:name="Table200" style:family="table">
      <style:table-properties style:width="7.0798in" fo:margin-left="0in" table:align="left"/>
    </style:style>
    <style:style style:name="TableRow212" style:family="table-row">
      <style:table-row-properties style:min-row-height="2.0236in" fo:keep-together="alway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paragraph-properties fo:line-height="150%"/>
      <style:text-properties style:font-weight-complex="bold"/>
    </style:style>
    <style:style style:name="P215" style:parent-style-name="Textbody" style:family="paragraph">
      <style:paragraph-properties fo:line-height="150%"/>
      <style:text-properties style:font-weight-complex="bold"/>
    </style:style>
    <style:style style:name="P216" style:parent-style-name="Textbody" style:family="paragraph">
      <style:paragraph-properties fo:line-height="150%"/>
      <style:text-properties style:font-weight-complex="bold"/>
    </style:style>
    <style:style style:name="P217" style:parent-style-name="Textbody" style:family="paragraph">
      <style:paragraph-properties fo:line-height="150%"/>
      <style:text-properties style:font-weight-complex="bold"/>
    </style:style>
    <style:style style:name="P218" style:parent-style-name="Textbody" style:family="paragraph">
      <style:paragraph-properties fo:line-height="150%"/>
      <style:text-properties style:font-weight-complex="bold"/>
    </style:style>
    <style:style style:name="P219" style:parent-style-name="Textbody" style:family="paragraph">
      <style:paragraph-properties fo:line-height="150%"/>
      <style:text-properties style:font-weight-complex="bold"/>
    </style:style>
    <style:style style:name="P220" style:parent-style-name="Textbody" style:family="paragraph">
      <style:paragraph-properties fo:line-height="150%"/>
      <style:text-properties style:font-weight-complex="bold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TableCell22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2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37" style:family="table-row">
      <style:table-row-properties/>
    </style:style>
    <style:style style:name="P238" style:parent-style-name="Textbody" style:family="paragraph">
      <style:paragraph-properties fo:line-height="150%"/>
      <style:text-properties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fo:line-height="150%"/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extbody" style:family="paragraph">
      <style:paragraph-properties fo:line-height="150%"/>
      <style:text-properties style:font-weight-complex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line-height="150%"/>
      <style:text-properties style:font-weight-complex="bold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line-height="150%"/>
      <style:text-properties style:font-weight-complex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line-height="150%"/>
      <style:text-properties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xtbody" style:family="paragraph">
      <style:paragraph-properties fo:line-height="150%"/>
      <style:text-properties style:font-weight-complex="bold" fo:language="en" fo:country="US"/>
    </style:style>
    <style:style style:name="TableRow251" style:family="table-row">
      <style:table-row-properties/>
    </style:style>
    <style:style style:name="P252" style:parent-style-name="Textbody" style:family="paragraph">
      <style:paragraph-properties fo:line-height="150%"/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line-height="150%"/>
      <style:text-properties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Row265" style:family="table-row">
      <style:table-row-properties/>
    </style:style>
    <style:style style:name="P266" style:parent-style-name="Textbody" style:family="paragraph">
      <style:paragraph-properties fo:line-height="150%"/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line-height="150%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Row279" style:family="table-row">
      <style:table-row-properties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line-height="150%"/>
      <style:text-properties style:font-weight-complex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 fo:language="en" fo:country="US"/>
    </style:style>
    <style:style style:name="TableRow293" style:family="table-row">
      <style:table-row-properties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line-height="150%"/>
      <style:text-properties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 fo:language="en" fo:country="US"/>
    </style:style>
    <style:style style:name="TableRow307" style:family="table-row">
      <style:table-row-properties/>
    </style:style>
    <style:style style:name="P308" style:parent-style-name="Textbody" style:family="paragraph">
      <style:paragraph-properties fo:line-height="150%"/>
      <style:text-properties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line-height="150%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 fo:language="en" fo:country="US"/>
    </style:style>
    <style:style style:name="TableRow321" style:family="table-row">
      <style:table-row-properties/>
    </style:style>
    <style:style style:name="P322" style:parent-style-name="Textbody" style:family="paragraph">
      <style:paragraph-properties fo:line-height="150%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line-height="150%"/>
      <style:text-properties style:font-weight-complex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 fo:language="en" fo:country="US"/>
    </style:style>
    <style:style style:name="TableRow335" style:family="table-row">
      <style:table-row-properties/>
    </style:style>
    <style:style style:name="P336" style:parent-style-name="Textbody" style:family="paragraph">
      <style:paragraph-properties fo:line-height="150%"/>
      <style:text-properties style:font-weight-complex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line-height="150%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 fo:language="en" fo:country="US"/>
    </style:style>
    <style:style style:name="TableRow349" style:family="table-row">
      <style:table-row-properties/>
    </style:style>
    <style:style style:name="P350" style:parent-style-name="Textbody" style:family="paragraph">
      <style:paragraph-properties fo:line-height="150%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line-height="150%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Row363" style:family="table-row">
      <style:table-row-properties/>
    </style:style>
    <style:style style:name="P364" style:parent-style-name="Textbody" style:family="paragraph">
      <style:paragraph-properties fo:line-height="150%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fo:line-height="150%"/>
      <style:text-properties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Row402" style:family="table-row">
      <style:table-row-properties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line-height="150%"/>
      <style:text-properties style:font-weight-complex="bold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line-height="150%"/>
      <style:text-properties style:font-weight-complex="bold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line-height="150%"/>
      <style:text-properties style:font-weight-complex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line-height="150%"/>
      <style:text-properties style:font-weight-complex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50%"/>
      <style:text-properties style:font-weight-complex="bold"/>
    </style:style>
    <style:style style:name="TableRow419" style:family="table-row">
      <style:table-row-properties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line-height="150%"/>
      <style:text-properties style:font-weight-complex="bold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fo:line-height="150%"/>
      <style:text-properties style:font-weight-complex="bold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line-height="150%"/>
      <style:text-properties style:font-weight-complex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50%"/>
      <style:text-properties style:font-weight-complex="bold" fo:language="en" fo:country="U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line-height="150%"/>
      <style:text-properties style:font-weight-complex="bold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fo:line-height="150%"/>
      <style:text-properties style:font-weight-complex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extbody" style:family="paragraph">
      <style:paragraph-properties fo:line-height="150%"/>
      <style:text-properties style:font-weight-complex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line-height="150%"/>
      <style:text-properties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50%"/>
      <style:text-properties style:font-weight-complex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 fo:language="en" fo:country="US"/>
    </style:style>
    <style:style style:name="TableRow457" style:family="table-row">
      <style:table-row-properties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line-height="150%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line-height="150%"/>
      <style:text-properties style:font-weight-complex="bold" fo:language="en" fo:country="US"/>
    </style:style>
    <style:style style:name="TableRow475" style:family="table-row">
      <style:table-row-properties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line-height="150%"/>
      <style:text-properties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line-height="150%"/>
      <style:text-properties style:font-weight-complex="bold" fo:language="en" fo:country="US"/>
    </style:style>
    <style:style style:name="TableRow493" style:family="table-row">
      <style:table-row-properties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line-height="150%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Row511" style:family="table-row">
      <style:table-row-properties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line-height="150%"/>
      <style:text-properties style:font-weight-complex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Row529" style:family="table-row">
      <style:table-row-properties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line-height="150%"/>
      <style:text-properties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Row547" style:family="table-row">
      <style:table-row-properties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line-height="150%"/>
      <style:text-properties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Row565" style:family="table-row">
      <style:table-row-properties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extbody" style:family="paragraph">
      <style:paragraph-properties fo:line-height="150%"/>
      <style:text-properties style:font-weight-complex="bold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fo:line-height="150%"/>
      <style:text-properties style:font-weight-complex="bold" fo:language="en" fo:country="US"/>
    </style:style>
    <style:style style:name="TableRow583" style:family="table-row">
      <style:table-row-properties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line-height="150%"/>
      <style:text-properties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line-height="150%"/>
      <style:text-properties style:font-weight-complex="bold" fo:language="en" fo:country="US"/>
    </style:style>
    <style:style style:name="P6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Textbody" style:family="paragraph">
      <style:paragraph-properties fo:line-height="150%" fo:text-indent="0.4923in"/>
    </style:style>
    <style:style style:name="T6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</style:style>
    <style:style style:name="T6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</style:style>
    <style:style style:name="T66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2" style:parent-style-name="Обычный" style:family="paragraph">
      <style:paragraph-properties fo:text-align="end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</style:style>
    <style:style style:name="T665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6" style:parent-style-name="Textbody" style:family="paragraph">
      <style:paragraph-properties fo:line-height="150%" fo:text-indent="0.4923in"/>
    </style:style>
    <style:style style:name="T66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4" style:parent-style-name="Обычный" style:family="paragraph">
      <style:paragraph-properties fo:text-align="end"/>
    </style:style>
    <style:style style:name="P675" style:parent-style-name="Textbody" style:family="paragraph">
      <style:paragraph-properties fo:line-height="150%"/>
    </style:style>
    <style:style style:name="T67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7" style:parent-style-name="Обычный" style:family="paragraph">
      <style:paragraph-properties fo:text-align="end"/>
    </style:style>
    <style:style style:name="T67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9" style:parent-style-name="Обычный" style:family="paragraph">
      <style:paragraph-properties fo:text-align="end"/>
    </style:style>
    <style:style style:name="T68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T68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3" style:parent-style-name="Обычный" style:family="paragraph">
      <style:paragraph-properties fo:text-align="end"/>
    </style:style>
    <style:style style:name="P6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9" style:parent-style-name="Textbody" style:family="paragraph">
      <style:paragraph-properties fo:line-height="150%" fo:text-indent="0.4923in"/>
    </style:style>
    <style:style style:name="T690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P6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</style:style>
    <style:style style:name="T6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4" style:parent-style-name="Textbody" style:family="paragraph">
      <style:paragraph-properties fo:line-height="150%" fo:text-indent="0.4923in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36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73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8" style:parent-style-name="Textbody" style:family="paragraph">
      <style:paragraph-properties fo:line-height="150%"/>
      <style:text-properties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61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2"/>
      <text:p text:style-name="P63"/>
      <text:p text:style-name="P64">1.2 Основание для разработки</text:p>
      <text:p text:style-name="P65">Разработка ведётся на основании следующих документов:</text:p>
      <text:list text:style-name="LFO2" text:continue-numbering="true">
        <text:list-item>
          <text:p text:style-name="P66">Данное техническое задание</text:p>
        </text:list-item>
      </text:list>
      <text:p text:style-name="P67"/>
      <text:p text:style-name="P68">1.3 Назначение разработки</text:p>
      <text:p text:style-name="P69">Функциональное и эксплуатационное назначение программы:</text:p>
      <text:p text:style-name="P70"><text:span text:style-name="T71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soft-page-break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<text:s/>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1">- Программа должна иметь<text:s/>возможность просмотра журнала в графическом режиме.</text:p>
      <text:p text:style-name="P92"/>
      <text:p text:style-name="P93"/>
      <text:soft-page-break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<text:s/>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</text:span><text:span text:style-name="T119">ий адаптер<text:s/></text:span><text:span text:style-name="T120">SVGA</text:span><text:span text:style-name="T121">;</text:span></text:p>
      <text:p text:style-name="P122"><text:tab/>- клавиатура и манипулятор типа «мышь»;</text:p>
      <text:p text:style-name="P123"><text:tab/>- сетевой адаптер Ethernet;</text:p>
      <text:p text:style-name="P124"/>
      <text:p text:style-name="P125">1.4.5 Требования к информационной и программной совмести</text:p>
      <text:p text:style-name="P126"><text:span text:style-name="T127">- операционная система (</text:span><text:span text:style-name="T128">Windows</text:span><text:span text:style-name="T129">-10,<text:s/></text:span><text:span text:style-name="T130">Linux</text:span><text:span text:style-name="T131">)</text:span></text:p>
      <text:p text:style-name="P132">- Язык программирования - Python с версией не ниже 3.6.х.<text:s/></text:p>
      <text:p text:style-name="P133"/>
      <text:p text:style-name="P134"><text:span text:style-name="T135">1.5<text:s/></text:span><text:span text:style-name="T136">Требования к программной документации</text:span></text:p>
      <text:p text:style-name="P137"><text:span text:style-name="T138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9">reStructuredText</text:span><text:span text:style-name="T140"><text:s/>и должна содержать следующие пункты:</text:span></text:p>
      <text:p text:style-name="P141">- Описание процедуры установки необходимой версии интерпретатора Python.</text:p>
      <text:p text:style-name="P142">- Описание процедуры установки программы.</text:p>
      <text:p text:style-name="P143">- Общее описание процесса конвертирования.</text:p>
      <text:p text:style-name="P144">- Описание синтаксиса командной строки.</text:p>
      <text:p text:style-name="P145">- Описание подготовки исходных данных в зависимости от типа конвертируемой АТС.<text:s/></text:p>
      <text:p text:style-name="P146">- Описание структуры шаблонов с правилами преобразования и заполнения.</text:p>
      <text:soft-page-break/>
      <text:p text:style-name="P147">- Описание вариантов использования конвертера.</text:p>
      <text:p text:style-name="P148">- Формат использования документации - статические HTML страницы.</text:p>
      <text:p text:style-name="P149"/>
      <text:p text:style-name="P150">1.6 Технико-экономические показатели</text:p>
      <text:p text:style-name="P151">Программа является узкоспециализированной и не имеет аналогов.</text:p>
      <text:p text:style-name="P15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53"/>
      <text:list text:style-name="LFO3" text:continue-numbering="true">
        <text:list-item>
          <text:list>
            <text:list-item>
              <text:p text:style-name="P154">Стадии и этапы разработки</text:p>
            </text:list-item>
          </text:list>
        </text:list-item>
      </text:list>
      <text:p text:style-name="P155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56">- Разработка<text:s/>концептуальной модели функционирования будущей программы.</text:p>
      <text:p text:style-name="P157">- Непосредственная разработка законченного программного средства (рабочий проект).</text:p>
      <text:p text:style-name="P158">- Отладка и тестирование.</text:p>
      <text:p text:style-name="P159">- Внедрение.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2 Соглашение о требованиях</text:p>
      <text:p text:style-name="P167">2.1 Описание программного изделия</text:p>
      <text:p text:style-name="P168">2.1.1 Наименование и шифры изделия</text:p>
      <text:p text:style-name="P169"><text:span text:style-name="T170">2.1.1.1<text:s/></text:span><text:span text:style-name="T171">Полное наименование изделия</text:span></text:p>
      <text:p text:style-name="P172"><text:span text:style-name="T173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74">vIMS</text:span><text:span text:style-name="T175">.</text:span></text:p>
      <text:p text:style-name="P176">2.1.1.2 Сокращенные наименования</text:p>
      <text:p text:style-name="P177"><text:span text:style-name="T178">MigrateIMS</text:span><text:span text:style-name="T179">.</text:span></text:p>
      <text:p text:style-name="P180"><text:span text:style-name="T181">2.1.1.3 Шифры издели</text:span><text:span text:style-name="T182">я</text:span></text:p>
      <text:p text:style-name="P183">Отсутствуют.</text:p>
      <text:p text:style-name="P184">2.1.1.4 Шифры проекта</text:p>
      <text:p text:style-name="P185">Отсутствуют.</text:p>
      <text:p text:style-name="P186">2.1.2 Краткое описание изделия</text:p>
      <text:p text:style-name="P187"><text:span text:style-name="T188">Конвертор<text:s/></text:span><text:span text:style-name="T189">MigrateIMS</text:span><text:span text:style-name="T190"><text:s/>предназначен для помощи техническому персоналу телефонных станций (далее – АТС), для выполнения</text:span><text:span text:style-name="T191"><text:s/>автоматического конвертирования исходной базы абонентских<text:s/></text:span><text:span text:style-name="T192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3"/>
      <text:p text:style-name="P194">2.1.3 Сведения об авторском праве</text:p>
      <text:p text:style-name="P195">Не требуется.</text:p>
      <text:p text:style-name="P196"/>
      <text:p text:style-name="P197"/>
      <text:p text:style-name="P198"/>
      <text:soft-page-break/>
      <text:p text:style-name="P199">2.1.4 Результирующие компоненты изделия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5" table:number-rows-spanned="11">
            <text:p text:style-name="P214">Обозначения:</text:p>
            <text:p text:style-name="P215">Основное изделие – не используется для создания других изделий</text:p>
            <text:p text:style-name="P216"/>
            <text:p text:style-name="P217">Вспомогательное изделие – используется для создания других изделий</text:p>
            <text:p text:style-name="P218"/>
            <text:p text:style-name="P219">Уровень поддержки 1: удовлетворяются заявки на исправление дефектов;<text:s/>возможно сообщение об изменениях; принимаются заявки на расширение функциональных возможностей изделия</text:p>
            <text:p text:style-name="P220"/>
            <text:p text:style-name="P221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2"/>
            <text:p text:style-name="P223">Уровень поддержки 3: удовлетворяются заявки на исправление дефектов</text:p>
            <text:p text:style-name="P224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  <table:table-cell table:style-name="TableCell227">
            <text:p text:style-name="P228">Формируется целиком</text:p>
          </table:table-cell>
          <table:table-cell table:style-name="TableCell229">
            <text:p text:style-name="P230">Модифицируется</text:p>
          </table:table-cell>
          <table:table-cell table:style-name="TableCell231">
            <text:p text:style-name="P232">Распространяется</text:p>
          </table:table-cell>
          <table:table-cell table:style-name="TableCell233">
            <text:p text:style-name="P234">Не распространяется</text:p>
          </table:table-cell>
          <table:table-cell table:style-name="TableCell235">
            <text:p text:style-name="P236">Ответственная группа</text:p>
          </table:table-cell>
        </table:table-row>
        <table:table-row table:style-name="TableRow237"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table-cell table:style-name="TableCell239">
            <text:p text:style-name="P240">Спецификации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covered-table-cell>
            <text:p text:style-name="P252"/>
          </table:covered-table-cell>
          <table:covered-table-cell/>
          <table:covered-table-cell/>
          <table:covered-table-cell/>
          <table:covered-table-cell/>
          <table:table-cell table:style-name="TableCell253">
            <text:p text:style-name="P254">Внешняя спецификация</text:p>
          </table:table-cell>
          <table:table-cell table:style-name="TableCell255">
            <text:p text:style-name="P256">Х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Х</text:p>
          </table:table-cell>
          <table:table-cell table:style-name="TableCell263">
            <text:p text:style-name="P264">Р</text:p>
          </table:table-cell>
        </table:table-row>
        <table:table-row table:style-name="TableRow265">
          <table:covered-table-cell>
            <text:p text:style-name="P266"/>
          </table:covered-table-cell>
          <table:covered-table-cell/>
          <table:covered-table-cell/>
          <table:covered-table-cell/>
          <table:covered-table-cell/>
          <table:table-cell table:style-name="TableCell267">
            <text:p text:style-name="P268">Внутренняя спецификация</text:p>
          </table:table-cell>
          <table:table-cell table:style-name="TableCell269">
            <text:p text:style-name="P270">Х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Х</text:p>
          </table:table-cell>
          <table:table-cell table:style-name="TableCell277">
            <text:p text:style-name="P278">Р</text:p>
          </table:table-cell>
        </table:table-row>
        <table:table-row table:style-name="TableRow279">
          <table:covered-table-cell>
            <text:p text:style-name="P280"/>
          </table:covered-table-cell>
          <table:covered-table-cell/>
          <table:covered-table-cell/>
          <table:covered-table-cell/>
          <table:covered-table-cell/>
          <table:table-cell table:style-name="TableCell281">
            <text:p text:style-name="P282">Спецификация испытаний (не надо)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P294"/>
          </table:covered-table-cell>
          <table:covered-table-cell/>
          <table:covered-table-cell/>
          <table:covered-table-cell/>
          <table:covered-table-cell/>
          <table:table-cell table:style-name="TableCell295">
            <text:p text:style-name="P296">Спецификация сопровождения (не надо)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table-cell table:style-name="TableCell309">
            <text:p text:style-name="P310">Другие спецификации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P322"/>
          </table:covered-table-cell>
          <table:covered-table-cell/>
          <table:covered-table-cell/>
          <table:covered-table-cell/>
          <table:covered-table-cell/>
          <table:table-cell table:style-name="TableCell323">
            <text:p text:style-name="P324">Документация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covered-table-cell>
            <text:p text:style-name="P336"/>
          </table:covered-table-cell>
          <table:covered-table-cell/>
          <table:covered-table-cell/>
          <table:covered-table-cell/>
          <table:covered-table-cell/>
          <table:table-cell table:style-name="TableCell337">
            <text:p text:style-name="P338">Техническое описание системы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covered-table-cell>
            <text:p text:style-name="P350"/>
          </table:covered-table-cell>
          <table:covered-table-cell/>
          <table:covered-table-cell/>
          <table:covered-table-cell/>
          <table:covered-table-cell/>
          <table:table-cell table:style-name="TableCell351">
            <text:p text:style-name="P352">Справочное руководство</text:p>
          </table:table-cell>
          <table:table-cell table:style-name="TableCell353">
            <text:p text:style-name="P354">Х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Х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Б</text:p>
          </table:table-cell>
        </table:table-row>
        <table:table-row table:style-name="TableRow363">
          <table:covered-table-cell>
            <text:p text:style-name="P364"/>
          </table:covered-table-cell>
          <table:covered-table-cell/>
          <table:covered-table-cell/>
          <table:covered-table-cell/>
          <table:covered-table-cell/>
          <table:table-cell table:style-name="TableCell365">
            <text:p text:style-name="P366">Справочный буклет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 table:number-rows-spanned="3">
            <text:p text:style-name="P379">Тип</text:p>
            <text:p text:style-name="P380">Изде-</text:p>
            <text:p text:style-name="P381">лия</text:p>
          </table:table-cell>
          <table:table-cell table:style-name="TableCell382" table:number-rows-spanned="2">
            <text:p text:style-name="P383">Основ-ное</text:p>
          </table:table-cell>
          <table:table-cell table:style-name="TableCell384" table:number-rows-spanned="2">
            <text:p text:style-name="P385">Х</text:p>
          </table:table-cell>
          <table:table-cell table:style-name="TableCell386" table:number-columns-spanned="2" table:number-rows-spanned="3">
            <text:p text:style-name="P387">Начальный</text:p>
            <text:p text:style-name="P388">уровень</text:p>
            <text:p text:style-name="P389">поддержки</text:p>
          </table:table-cell>
          <table:covered-table-cell/>
          <table:table-cell table:style-name="TableCell390">
            <text:p text:style-name="P391">Руководство оператора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/>
          <table:table-cell table:style-name="TableCell407">
            <text:p text:style-name="P408">Указатель системных сообщений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Вспо-мога-тельное</text:p>
          </table:table-cell>
          <table:table-cell table:style-name="TableCell423">
            <text:p text:style-name="P424"/>
          </table:table-cell>
          <table:covered-table-cell>
            <text:p text:style-name="P425"/>
          </table:covered-table-cell>
          <table:covered-table-cell/>
          <table:table-cell table:style-name="TableCell426">
            <text:p text:style-name="P427">Информационный листок выпуска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 table:number-columns-spanned="3" table:number-rows-spanned="9">
            <text:p text:style-name="P440"/>
          </table:table-cell>
          <table:covered-table-cell/>
          <table:covered-table-cell/>
          <table:table-cell table:style-name="TableCell441">
            <text:p text:style-name="P442">1</text:p>
          </table:table-cell>
          <table:table-cell table:style-name="TableCell443">
            <text:p text:style-name="P444">Х</text:p>
          </table:table-cell>
          <table:table-cell table:style-name="TableCell445">
            <text:p text:style-name="P446">Другие печатные издания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covered-table-cell>
            <text:p text:style-name="P458"/>
          </table:covered-table-cell>
          <table:covered-table-cell/>
          <table:covered-table-cell/>
          <table:table-cell table:style-name="TableCell459">
            <text:p text:style-name="P460">2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Рекламные материалы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covered-table-cell>
            <text:p text:style-name="P476"/>
          </table:covered-table-cell>
          <table:covered-table-cell/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Программное обеспечение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covered-table-cell/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Листинги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Исходные модули</text:p>
          </table:table-cell>
          <table:table-cell table:style-name="TableCell519">
            <text:p text:style-name="P520">Х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Х</text:p>
          </table:table-cell>
          <table:table-cell table:style-name="TableCell527">
            <text:p text:style-name="P528">Р</text:p>
          </table:table-cell>
        </table:table-row>
        <table:table-row table:style-name="TableRow529">
          <table:covered-table-cell>
            <text:p text:style-name="P530"/>
          </table:covered-table-cell>
          <table:covered-table-cell/>
          <table:covered-table-cell/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Объектные модули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covered-table-cell>
            <text:p text:style-name="P548"/>
          </table:covered-table-cell>
          <table:covered-table-cell/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Контрольные примеры</text:p>
          </table:table-cell>
          <table:table-cell table:style-name="TableCell555">
            <text:p text:style-name="P556">Х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Х</text:p>
          </table:table-cell>
          <table:table-cell table:style-name="TableCell563">
            <text:p text:style-name="P564">Р</text:p>
          </table:table-cell>
        </table:table-row>
        <table:table-row table:style-name="TableRow565">
          <table:covered-table-cell>
            <text:p text:style-name="P566"/>
          </table:covered-table-cell>
          <table:covered-table-cell/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Средства разработки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covered-table-cell>
            <text:p text:style-name="P584"/>
          </table:covered-table-cell>
          <table:covered-table-cell/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Прочие средства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</table:table>
      <text:p text:style-name="P601"/>
      <text:p text:style-name="P602">2.2 Цели</text:p>
      <text:p text:style-name="P603"><text:span text:style-name="T604">Поставленной задачей было написание программы, представляющей собой систему по обработке и<text:s/></text:span><text:span text:style-name="T605">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06">vIMS</text:span><text:span text:style-name="T607">.</text:span></text:p>
      <text:soft-page-break/>
      <text:p text:style-name="P608">2.2.1 Согласование заявок на проверку</text:p>
      <text:p text:style-name="P609">2.2.1.1 Отклоненные заявки</text:p>
      <text:p text:style-name="P610">Отсутствуют.</text:p>
      <text:p text:style-name="P611">2.2.1.2 Принятые<text:s/>заявки</text:p>
      <text:p text:style-name="P612">Отсутствуют.</text:p>
      <text:p text:style-name="P613">2.2.2 Согласование заявок на расширение функциональных</text:p>
      <text:p text:style-name="P614">возможностей изделия</text:p>
      <text:p text:style-name="P615">2.2.2.1 Отклонённые заявки</text:p>
      <text:p text:style-name="P616">Отсутствуют.</text:p>
      <text:p text:style-name="P617">2.2.2.2 Принятые заявки</text:p>
      <text:p text:style-name="P618">Отсутствуют.</text:p>
      <text:p text:style-name="P619">2.2.3 Согласование заявок на внесение исправлений</text:p>
      <text:p text:style-name="P620">2.2.3.1 Отклонённые заявки</text:p>
      <text:p text:style-name="P621">Отсутствуют.</text:p>
      <text:p text:style-name="P622">2.2.4 Согласование планов</text:p>
      <text:p text:style-name="P623">2.2.4.1 Исключённые пункты плана</text:p>
      <text:p text:style-name="P624">Отсутствуют.</text:p>
      <text:p text:style-name="P625">2.2.4.2 Включенные пункты плана</text:p>
      <text:p text:style-name="P626">Отсутствуют.</text:p>
      <text:p text:style-name="P627">2.2.5 Перечень требований пользователя</text:p>
      <text:p text:style-name="P628">Заказчику требуется:</text:p>
      <text:p text:style-name="P629"><text:span text:style-name="T630">- Программа должна работать под любой операционной системой семейс</text:span><text:span text:style-name="T631">тва<text:s/></text:span><text:span text:style-name="T632">Windows</text:span><text:span text:style-name="T633"><text:s/>или<text:s/></text:span><text:span text:style-name="T634">Linux</text:span><text:span text:style-name="T635">.</text:span></text:p>
      <text:soft-page-break/>
      <text:p text:style-name="P636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37">2.2.6 Рассмотренные альтернативы</text:p>
      <text:p text:style-name="P638">Альтернатив нет. Приложение является узкоспециализированным.</text:p>
      <text:p text:style-name="P639">2.2.7 Окупаемость капиталовложений</text:p>
      <text:p text:style-name="P640">Капиталовложений нет.</text:p>
      <text:p text:style-name="P641">2.3 Стратегия</text:p>
      <text:p text:style-name="P642">2.3.1 Соглашения относительно представления материала</text:p>
      <text:p text:style-name="P643">2.3.1.1 Обозначения</text:p>
      <text:p text:style-name="P644">В данном документе не используется никаких специальных обозначений.</text:p>
      <text:p text:style-name="P645">2.3.1.2 Терминология</text:p>
      <text:p text:style-name="P646">Вся специальная терминология определяется в контексте данного документа.</text:p>
      <text:p text:style-name="P647">2.3.2 Генерируемое программное обеспечение</text:p>
      <text:p text:style-name="P648">Не используется.</text:p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soft-page-break/>
      <text:p text:style-name="P658">2.3.3 Системное программное обеспечение</text:p>
      <text:p text:style-name="P659"/>
      <text:p text:style-name="P660"><text:span text:style-name="T661"><draw:custom-shape svg:x="2.64683in" svg:y="0.08177in" svg:width="1.98056in" svg:height="0.91389in" draw:z-index="251659264" draw:id="id0" draw:style-name="a0" draw:name="Прямоугольник 1" text:anchor-type="paragraph"><svg:title/><svg:desc/><text:p text:style-name="P662">2.3.3.1</text:p><text:p text:style-name="Обычный">Блок</text:p><text:p text:style-name="Обычный">вариантов использования<text:s/></text:p><draw:enhanced-geometry draw:type="non-primitive" svg:viewBox="0 0 21600 21600" draw:enhanced-path="M 0 0 L 21600 0 21600 21600 0 21600 Z N"/></draw:custom-shape></text:span></text:p>
      <text:p text:style-name="P663"/>
      <text:p text:style-name="P664"><text:span text:style-name="T665"><draw:connector draw:type="line" svg:x1="3.7125in" svg:y1="0.13396in" svg:x2="3.7125in" svg:y2="0.45479in" draw:z-index="251676672" draw:id="id1" draw:style-name="a1" draw:name="Прямая соединительная линия 21" text:anchor-type="paragraph"><svg:title/><svg:desc/></draw:connector></text:span></text:p>
      <text:p text:style-name="P666"><text:span text:style-name="T667"><draw:connector draw:type="line" svg:x1="6.31596in" svg:y1="0.01316in" svg:x2="6.31596in" svg:y2="0.4451in" draw:z-index="251675648" draw:id="id2" draw:style-name="a2" draw:name="Прямая соединительная линия 20" text:anchor-type="paragraph"><svg:title/><svg:desc/></draw:connector></text:span><text:span text:style-name="T668"><draw:connector draw:type="line" svg:x1="4.77854in" svg:y1="0.43677in" svg:x2="4.77854in" svg:y2="0.01316in" draw:z-index="251674624" draw:id="id3" draw:style-name="a3" draw:name="Прямая соединительная линия 19" text:anchor-type="paragraph"><svg:title/><svg:desc/></draw:connector></text:span><text:span text:style-name="T669"><draw:connector draw:type="line" svg:x1="3.31627in" svg:y1="0.4458in" svg:x2="3.31627in" svg:y2="0.01316in" draw:z-index="251673600" draw:id="id4" draw:style-name="a4" draw:name="Прямая соединительная линия 18" text:anchor-type="paragraph"><svg:title/><svg:desc/></draw:connector></text:span><text:span text:style-name="T670"><draw:connector draw:type="line" svg:x1="1.92948in" svg:y1="0.43648in" svg:x2="1.93851in" svg:y2="0.02259in" draw:z-index="251672576" draw:id="id5" draw:style-name="a5" draw:name="Прямая соединительная линия 17" text:anchor-type="paragraph"><svg:title/><svg:desc/></draw:connector></text:span><text:span text:style-name="T671"><draw:connector draw:type="line" svg:x1="0.60873in" svg:y1="0.02259in" svg:x2="0.60873in" svg:y2="0.43648in" draw:z-index="251671552" draw:id="id6" draw:style-name="a6" draw:name="Прямая соединительная линия 16" text:anchor-type="paragraph"><svg:title/><svg:desc/></draw:connector></text:span><text:span text:style-name="T672"><draw:connector draw:type="line" svg:x1="0.59861in" svg:y1="0.02153in" svg:x2="6.31528in" svg:y2="0.0125in" draw:z-index="251670528" draw:id="id7" draw:style-name="a7" draw:name="Прямая соединительная линия 15" text:anchor-type="paragraph"><svg:title/><svg:desc/></draw:connector></text:span><text:span text:style-name="T673"><draw:custom-shape svg:x="0in" svg:y="0.42825in" svg:width="1.24514in" svg:height="1.075in" draw:z-index="251661312" draw:id="id8" draw:style-name="a8" draw:name="Прямоугольник 3" text:anchor-type="paragraph"><svg:title/><svg:desc/><text:p text:style-name="P674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75"><text:span text:style-name="T676"><draw:custom-shape svg:x="5.50495in" svg:y="0.00504in" svg:width="1.30139in" svg:height="1.06528in" draw:z-index="251669504" draw:id="id9" draw:style-name="a9" draw:name="Прямоугольник 7" text:anchor-type="paragraph"><svg:title/><svg:desc/><text:p text:style-name="P677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78"><draw:custom-shape svg:x="4.11816in" svg:y="0.00504in" svg:width="1.29167in" svg:height="1.06528in" draw:z-index="251667456" draw:id="id10" draw:style-name="a10" draw:name="Прямоугольник 6" text:anchor-type="paragraph"><svg:title/><svg:desc/><text:p text:style-name="P679">2.3.3.5</text:p><text:p text:style-name="Обычный">Блок представления<text:s/>выходных данных, отчётов</text:p><draw:enhanced-geometry draw:type="non-primitive" svg:viewBox="0 0 21600 21600" draw:enhanced-path="M 0 0 L 21600 0 21600 21600 0 21600 Z N"/></draw:custom-shape></text:span><text:span text:style-name="T680"><draw:custom-shape svg:x="3.5in" svg:y="0.00504in" svg:width="1.24514in" svg:height="1.06528in" draw:z-index="251665408" draw:id="id11" draw:style-name="a11" draw:name="Прямоугольник 5" text:anchor-type="paragraph"><svg:title/><svg:desc/><text:p text:style-name="P681">2.3.3.4</text:p><text:p text:style-name="Обычный">Блок обработки входных данных</text:p><draw:enhanced-geometry draw:type="non-primitive" svg:viewBox="0 0 21600 21600" draw:enhanced-path="M 0 0 L 21600 0 21600 21600 0 21600 Z N"/></draw:custom-shape></text:span><text:span text:style-name="T682"><draw:custom-shape svg:x="1.33514in" svg:y="0.00504in" svg:width="1.24514in" svg:height="1.06528in" draw:z-index="251663360" draw:id="id12" draw:style-name="a12" draw:name="Прямоугольник 4" text:anchor-type="paragraph"><svg:title/><svg:desc/><text:p text:style-name="P683">2.3.3.3</text:p><text:p text:style-name="Обычный">Блок<text:s/>интерфейса пользователя</text:p><draw:enhanced-geometry draw:type="non-primitive" svg:viewBox="0 0 21600 21600" draw:enhanced-path="M 0 0 L 21600 0 21600 21600 0 21600 Z N"/></draw:custom-shape></text:span></text:p>
      <text:p text:style-name="P684"/>
      <text:p text:style-name="P685"/>
      <text:p text:style-name="P686">2.3.3.1 Общие характеристики функции «Блок вариантов использования»</text:p>
      <text:p text:style-name="P687">2.3.3.1.1 Внешние ограничения</text:p>
      <text:p text:style-name="P688">2.3.3.1.1.1 Действующие стандарты</text:p>
      <text:p text:style-name="P689"><text:span text:style-name="T690">Не используются ?</text:span></text:p>
      <text:p text:style-name="P691">2.3.3.1.1.2 Ограничения на совместимость</text:p>
      <text:p text:style-name="P692">Не существует программных изделий, совместимых с данным программным продуктом.</text:p>
      <text:p text:style-name="P693">2.3.3.1.1.3 Программные ограничения</text:p>
      <text:p text:style-name="P694"><text:span text:style-name="T695">Данная программа работает с любыми операционными системами семейства<text:s/></text:span><text:span text:style-name="T696">Windows</text:span><text:span text:style-name="T697"><text:s/></text:span><text:span text:style-name="T698">или<text:s/></text:span><text:span text:style-name="T699">Linux</text:span><text:span text:style-name="T700">, поддерживающих работу языка программирования<text:s/></text:span><text:span text:style-name="T701">Python</text:span><text:span text:style-name="T702"><text:s/>не ниже версии 3.х</text:span></text:p>
      <text:p text:style-name="P703">2.3.3.1.1.4 Аппаратные ограничения</text:p>
      <text:p text:style-name="P704"><text:span text:style-name="T705">Для эксплуатации разрабатываемого программного обеспечения</text:span><text:span text:style-name="T706"><text:s/></text:span><text:span text:style-name="T707">IBM</text:span><text:span text:style-name="T708">-</text:span><text:span text:style-name="T709">PC</text:span><text:span text:style-name="T710"><text:s/>совместимый компьютер, поддерживающий архитектуру х86.</text:span></text:p>
      <text:p text:style-name="P711">2.3.3.1.2 Внешние характеристики</text:p>
      <text:p text:style-name="P712">2.3.3.1.2.1 Результаты работы блока вариантов использования</text:p>
      <text:soft-page-break/>
      <text:p text:style-name="P713">Обработанные данные в форме списка, передаются в блок формирования выходных отчетов.<text:s/></text:p>
      <text:p text:style-name="P714"/>
      <text:p text:style-name="P715">2.3.3.2 Общие характеристики функции «Блок конфигураций»</text:p>
      <text:p text:style-name="P716">2.3.3.3 Общие характеристики функции «Блок интерфейса пользователя»</text:p>
      <text:p text:style-name="P717">2.3.3.4 Общие характеристики функции «Блок обработки входных данных»</text:p>
      <text:p text:style-name="P718">2.3.3.5 Общие характеристики функции «Блок представления выходных данных»</text:p>
      <text:p text:style-name="P719">2.3.3.6 Общие характеристики функции «Блок чтения и записи данных»</text:p>
      <text:p text:style-name="P720"/>
      <text:p text:style-name="P721"/>
      <text:p text:style-name="P722"/>
      <text:p text:style-name="P723">2.3.4 Внутренние ограничения</text:p>
      <text:p text:style-name="P724">2.4 Используемые материалы</text:p>
      <text:p text:style-name="P725">2.4.1 Справочные документы</text:p>
      <text:p text:style-name="P726">2.5 Передача заказчику и ввод в действие</text:p>
      <text:p text:style-name="P727">2.5.1 Средства защиты права собственности на изделие</text:p>
      <text:p text:style-name="P728">2.5.2 Ресурсы, обеспечивающие ввод в действие</text:p>
      <text:p text:style-name="P729">2.5.3<text:s/>Носители информации</text:p>
      <text:p text:style-name="P730">2.6 Тактика</text:p>
      <text:p text:style-name="P731">2.6.1 Взаимосвязи</text:p>
      <text:p text:style-name="P732">2.6.2 Техническая ревизионная комиссия</text:p>
      <text:p text:style-name="P733">2.6.3 Проверка изделия</text:p>
      <text:p text:style-name="P734">2.6.4 Обеспечение поддержки</text:p>
      <text:soft-page-break/>
      <text:p text:style-name="P735">2.7 Извещение об изменении календарных сроков</text:p>
      <text:p text:style-name="P736"/>
      <text:p text:style-name="P737"/>
      <text:p text:style-name="P7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1-29T03:53:00Z</dc:date>
    <meta:template xlink:href="Normal.dotm" xlink:type="simple"/>
    <meta:editing-cycles>31</meta:editing-cycles>
    <meta:editing-duration>PT26160S</meta:editing-duration>
    <meta:document-statistic meta:page-count="15" meta:paragraph-count="22" meta:word-count="1701" meta:character-count="11379" meta:row-count="80" meta:non-whitespace-character-count="9700"/>
  </office:meta>
</office:document-meta>
</file>